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6808B1868C126AA76B.png" manifest:media-type="image/png"/>
  <manifest:file-entry manifest:full-path="Pictures/10000000000000E1000000E1485350342665C1A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0.896cm" svg:y="0cm" svg:width="5.953cm" svg:height="5.953cm" draw:z-index="0"><draw:image xlink:href="Pictures/10000000000000E1000000E1485350342665C1A2.png" xlink:type="simple" xlink:show="embed" xlink:actuate="onLoad" draw:mime-type="image/png"/></draw:frame><draw:frame draw:style-name="fr1" draw:name="Image2" text:anchor-type="char" svg:x="0.034cm" svg:y="0.131cm" svg:width="10.373cm" svg:height="5.835cm" draw:z-index="1"><draw:image xlink:href="Pictures/10000000000002800000016808B1868C126AA7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9:29:37.366363189</meta:creation-date>
    <dc:date>2023-01-25T10:16:50.614870782</dc:date>
    <meta:editing-duration>PT47M1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2.3$Linux_X86_64 LibreOffice_project/40$Build-3</meta:generator>
  </office:meta>
</office:document-meta>
</file>